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left="0.9846in" fo:margin-right="0in" fo:text-indent="0in" style:auto-text-indent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margin-left="0in" fo:margin-right="0in" fo:text-indent="0in" style:auto-text-indent="false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margin-left="0.9846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eneral Comments</text:p>
      <text:p text:style-name="P8"><text:tab/>Metadata management is predicated upon strong information architecture and web protocols. These are 2 skillsets that the climate modelling community does not inherently posses. <text:s/>Metafor was dedicated to incubating a metadata standard and associated eco-system, it made some progress but was hindered by lack of experience and CMIP5 questionnaire development. <text:s/></text:p>
      <text:p text:style-name="P8"><text:tab/>Moving forward the community should focus upon re-defining project based metadata workflows, i.e. from project inception to project archival. <text:s/>It should commission software to deliver that workflow in as smooth a manner as possible without requiring individual projects to either develop or deploy new software. <text:s/>It should consider outsourcing to professional software developers where and when necessary. </text:p>
      <text:p text:style-name="P18"/>
      <text:p text:style-name="P18">Documentation Standards</text:p>
      <text:p text:style-name="P7">Current</text:p>
      <text:p text:style-name="P2"><text:tab/>CIM 1.X</text:p>
      <text:p text:style-name="P1"><text:tab/>too verbose</text:p>
      <text:p text:style-name="P1"><text:tab/>poor xml encoding</text:p>
      <text:p text:style-name="P2"><text:span text:style-name="T3"><text:tab/></text:span>Controlled Vocabulary</text:p>
      <text:p text:style-name="P1"><text:tab/>no standards in this area</text:p>
      <text:p text:style-name="P1"><text:tab/>real-world requirement undelivered</text:p>
      <text:p text:style-name="P9"><text:tab/><text:span text:style-name="T5">Recommendations</text:span></text:p>
      <text:p text:style-name="P9"><text:tab/><text:tab/>1.<text:tab/>IS-ENES2 - deliver CIM 2.0.</text:p>
      <text:p text:style-name="P9"><text:tab/><text:tab/>2.<text:tab/>IS-ENES2 - deliver controlled vocabulary server.</text:p>
      <text:p text:style-name="P9"><text:tab/><text:tab/>3.<text:tab/>ES-DOC – pycim library to be recognised as official APPCIM.</text:p>
      <text:p text:style-name="P9"/>
      <text:p text:style-name="P10">Documentation Creation</text:p>
      <text:p text:style-name="P7">Current</text:p>
      <text:p text:style-name="P2"><text:tab/>CMIP5 Questionnaire</text:p>
      <text:p text:style-name="P3"><text:tab/><text:tab/>poor user interface</text:p>
      <text:p text:style-name="P3"><text:tab/><text:tab/>complicated software stack</text:p>
      <text:p text:style-name="P3"><text:tab/><text:tab/>software requires redeployment for each project</text:p>
      <text:p text:style-name="P3"><text:tab/><text:span text:style-name="T1">Django-CIM-Forms </text:span>(used for recent Dycore project)</text:p>
      <text:p text:style-name="P3"><text:tab/><text:tab/>very limited scope</text:p>
      <text:p text:style-name="P17"><text:span text:style-name="T1"><text:tab/></text:span><text:span text:style-name="T5">Recommendations</text:span></text:p>
      <text:p text:style-name="P9"><text:tab/><text:tab/>1.<text:tab/>IS-ENES2 – deliver new multi-project questionnaire with development outsource to specialist company / consultant(s).</text:p>
      <text:p text:style-name="P9"/>
      <text:p text:style-name="P10">Documentation Search</text:p>
      <text:p text:style-name="P7">Current</text:p>
      <text:p text:style-name="P2"><text:tab/>CMIP5 Questionnaire</text:p>
      <text:p text:style-name="P3"><text:tab/><text:tab/>basic search feature<text:tab/><text:tab/></text:p>
      <text:p text:style-name="P3"><text:tab/><text:span text:style-name="T1">ESG Gateway</text:span></text:p>
      <text:p text:style-name="P3"><text:span text:style-name="T1"><text:tab/><text:tab/></text:span>complicated software stack</text:p>
      <text:p text:style-name="P3"><text:tab/><text:tab/>closed source</text:p>
      <text:p text:style-name="P3"><text:tab/><text:tab/>being deprecated</text:p>
      <text:p text:style-name="P3"><text:tab/><text:span text:style-name="T1">Metafor CIM Portal</text:span></text:p>
      <text:p text:style-name="P3"><text:tab/><text:tab/> basic search feature</text:p>
      <text:p text:style-name="P16"><text:span text:style-name="T2"><text:tab/></text:span><text:span text:style-name="T5">Recommendations</text:span></text:p>
      <text:p text:style-name="P9"><text:tab/><text:tab/>1.<text:tab/>ES-DOC - extend it's CIM API query features (WIP).</text:p>
      <text:p text:style-name="P9"><text:tab/><text:tab/>2.<text:tab/>ES-DOC - develop CIM query javascript plugin (WIP).</text:p>
      <text:p text:style-name="P9"><text:tab/><text:tab/>3.<text:tab/>ES-DOC – develop search web-page(s) (WIP).</text:p>
      <text:p text:style-name="P9"><text:soft-page-break/></text:p>
      <text:p text:style-name="P10">Documentation Viewing</text:p>
      <text:p text:style-name="P7">Current</text:p>
      <text:p text:style-name="P8"><text:span text:style-name="T3"><text:tab/><text:tab/></text:span><text:span text:style-name="T1">ESG Gateway</text:span></text:p>
      <text:p text:style-name="P8"><text:span text:style-name="T1"><text:tab/><text:tab/><text:tab/></text:span><text:span text:style-name="T3">views are coupled to portal</text:span></text:p>
      <text:p text:style-name="P9"><text:tab/><text:tab/><text:tab/>closed source</text:p>
      <text:p text:style-name="P9"><text:tab/><text:tab/><text:tab/>being deprecated</text:p>
      <text:p text:style-name="P8"><text:span text:style-name="T3"><text:tab/><text:tab/></text:span><text:span text:style-name="T1">Metafor CIM Portal</text:span></text:p>
      <text:p text:style-name="P8"><text:span text:style-name="T1"><text:tab/><text:tab/><text:tab/>v</text:span><text:span text:style-name="T3">iews are linear, limited, and coupled to portal</text:span></text:p>
      <text:p text:style-name="P11"><text:span text:style-name="T3"><text:tab/><text:tab/></text:span>ES-DOC Viewer</text:p>
      <text:p text:style-name="P9"><text:tab/><text:tab/><text:tab/>requires acceptance by community</text:p>
      <text:p text:style-name="P9"><text:tab/><text:tab/><text:tab/>requires embedding in greater array of external portals</text:p>
      <text:p text:style-name="P11"><text:span text:style-name="T3"><text:tab/></text:span><text:span text:style-name="T4">Recommendations</text:span></text:p>
      <text:p text:style-name="P9"><text:tab/><text:tab/>1.<text:tab/>Continue investment in ES-DOC viewer (WIP).</text:p>
      <text:p text:style-name="P9"/>
      <text:p text:style-name="P10">Documentation Reports</text:p>
      <text:p text:style-name="P5">Current</text:p>
      <text:p text:style-name="P4"><text:tab/>CMIP5 Questionnaire</text:p>
      <text:p text:style-name="P4"><text:tab/><text:tab/><text:span text:style-name="T3">reports are coupled to portal</text:span></text:p>
      <text:p text:style-name="P6"><text:tab/><text:tab/>requires hand authoring by a developer (gerry)</text:p>
      <text:p text:style-name="P13"><text:tab/>Recommendations</text:p>
      <text:p text:style-name="P15"><text:tab/><text:tab/>1.<text:tab/>ES-DOC to develop API / UI to support report use cases (WIP).</text:p>
      <text:p text:style-name="P15"/>
      <text:p text:style-name="P10">Documentation Visualisation</text:p>
      <text:p text:style-name="P5">Current</text:p>
      <text:p text:style-name="P4"><text:tab/>Not Applicable</text:p>
      <text:p text:style-name="P14"/>
      <text:p text:style-name="P12"><text:span text:style-name="T6"><text:tab/></text:span><text:span text:style-name="T4">Recommendations</text:span></text:p>
      <text:p text:style-name="P12"><text:span text:style-name="T7"><text:tab/><text:tab/>1.<text:tab/>ES-DOC to co-ordinate collaborative development with 3</text:span><text:span text:style-name="T8">rd</text:span><text:span text:style-name="T7"> parties to deliver visualisation plugin's leveraging D3.js package (</text:span><text:a xlink:type="simple" xlink:href="http://d3js.org/"><text:span text:style-name="T7">http://d3js.org/</text:span></text:a><text:span text:style-name="T7">) (WIP)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Morgan</meta:initial-creator>
    <meta:creation-date>2012-09-16T15:55:02</meta:creation-date>
    <dc:date>2012-09-16T17:18:01</dc:date>
    <dc:creator>Mark Morgan</dc:creator>
    <meta:editing-duration>PT01H13M52S</meta:editing-duration>
    <meta:editing-cycles>28</meta:editing-cycles>
    <meta:generator>OpenOffice.org/3.2$Unix OpenOffice.org_project/320m12$Build-9483</meta:generator>
    <meta:document-statistic meta:table-count="0" meta:image-count="0" meta:object-count="0" meta:page-count="2" meta:paragraph-count="64" meta:word-count="348" meta:character-count="2591"/>
  </office:meta>
</office:document-meta>
</file>